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d63f" officeooo:paragraph-rsid="0001d6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65;348</text:p>
      <text:p text:style-name="P1">1081;346</text:p>
      <text:p text:style-name="P1">1298;346</text:p>
      <text:p text:style-name="P1">1514;346</text:p>
      <text:p text:style-name="P1">1713;347</text:p>
      <text:p text:style-name="P1">1929;347</text:p>
      <text:p text:style-name="P1">2146;346</text:p>
      <text:p text:style-name="P1">2362;347</text:p>
      <text:p text:style-name="P1">2578;347</text:p>
      <text:p text:style-name="P1">2786;347</text:p>
      <text:p text:style-name="P1">3002;347</text:p>
      <text:p text:style-name="P1">3219;347</text:p>
      <text:p text:style-name="P1">3426;347</text:p>
      <text:p text:style-name="P1">3643;346</text:p>
      <text:p text:style-name="P1">3859;346</text:p>
      <text:p text:style-name="P1">4075;347</text:p>
      <text:p text:style-name="P1">4291;346</text:p>
      <text:p text:style-name="P1">4507;346</text:p>
      <text:p text:style-name="P1">4723;346</text:p>
      <text:p text:style-name="P1">4931;347</text:p>
      <text:p text:style-name="P1">5139;347</text:p>
      <text:p text:style-name="P1">5347;347</text:p>
      <text:p text:style-name="P1">5563;346</text:p>
      <text:p text:style-name="P1">5779;346</text:p>
      <text:p text:style-name="P1">5979;131</text:p>
      <text:p text:style-name="P1">6118;10</text:p>
      <text:p text:style-name="P1">6237;10</text:p>
      <text:p text:style-name="P1">6355;8</text:p>
      <text:p text:style-name="P1">6473;8</text:p>
      <text:p text:style-name="P1">6592;7</text:p>
      <text:p text:style-name="P1">6709;6</text:p>
      <text:p text:style-name="P1">6827;5</text:p>
      <text:p text:style-name="P1">6943;5</text:p>
      <text:p text:style-name="P1">7061;5</text:p>
      <text:p text:style-name="P1">7178;5</text:p>
      <text:p text:style-name="P1">7294;5</text:p>
      <text:p text:style-name="P1">7412;5</text:p>
      <text:p text:style-name="P1">7529;6</text:p>
      <text:p text:style-name="P1">7647;5</text:p>
      <text:p text:style-name="P1">7763;5</text:p>
      <text:p text:style-name="P1">7881;5</text:p>
      <text:p text:style-name="P1">7998;5</text:p>
      <text:p text:style-name="P1">8115;9</text:p>
      <text:p text:style-name="P1">8233;16</text:p>
      <text:p text:style-name="P1">8353;346</text:p>
      <text:p text:style-name="P1">8537;347</text:p>
      <text:p text:style-name="P1">8753;346</text:p>
      <text:p text:style-name="P1">8970;346</text:p>
      <text:p text:style-name="P1">9168;346</text:p>
      <text:p text:style-name="P1">9384;346</text:p>
      <text:p text:style-name="P1">9601;346</text:p>
      <text:p text:style-name="P1">9817;346</text:p>
      <text:p text:style-name="P1"><text:soft-page-break/>10034;346</text:p>
      <text:p text:style-name="P1">10250;346</text:p>
      <text:p text:style-name="P1">10466;347</text:p>
      <text:p text:style-name="P1">10683;347</text:p>
      <text:p text:style-name="P1">10899;347</text:p>
      <text:p text:style-name="P1">11116;347</text:p>
      <text:p text:style-name="P1">11332;347</text:p>
      <text:p text:style-name="P1">11549;348</text:p>
      <text:p text:style-name="P1">11766;348</text:p>
      <text:p text:style-name="P1">11982;347</text:p>
      <text:p text:style-name="P1">12199;347</text:p>
      <text:p text:style-name="P1">12416;347</text:p>
      <text:p text:style-name="P1">12633;346</text:p>
      <text:p text:style-name="P1">12849;346</text:p>
      <text:p text:style-name="P1">13065;347</text:p>
      <text:p text:style-name="P1">13282;347</text:p>
      <text:p text:style-name="P1">13499;347</text:p>
      <text:p text:style-name="P1">13715;347</text:p>
      <text:p text:style-name="P1">13932;346</text:p>
      <text:p text:style-name="P1">14148;347</text:p>
      <text:p text:style-name="P1">14365;347</text:p>
      <text:p text:style-name="P1">14581;347</text:p>
      <text:p text:style-name="P1">14789;348</text:p>
      <text:p text:style-name="P1">15006;347</text:p>
      <text:p text:style-name="P1">15222;347</text:p>
      <text:p text:style-name="P1">15430;346</text:p>
      <text:p text:style-name="P1">15647;347</text:p>
      <text:p text:style-name="P1">15863;345</text:p>
      <text:p text:style-name="P1">16079;345</text:p>
      <text:p text:style-name="P1">16294;344</text:p>
      <text:p text:style-name="P1">16510;342</text:p>
      <text:p text:style-name="P1">16726;342</text:p>
      <text:p text:style-name="P1">16941;342</text:p>
      <text:p text:style-name="P1">17156;341</text:p>
      <text:p text:style-name="P1">17371;341</text:p>
      <text:p text:style-name="P1">17586;341</text:p>
      <text:p text:style-name="P1">17801;340</text:p>
      <text:p text:style-name="P1">18015;339</text:p>
      <text:p text:style-name="P1">18230;338</text:p>
      <text:p text:style-name="P1">18444;338</text:p>
      <text:p text:style-name="P1">18658;338</text:p>
      <text:p text:style-name="P1">18872;338</text:p>
      <text:p text:style-name="P1">19086;336</text:p>
      <text:p text:style-name="P1">19299;336</text:p>
      <text:p text:style-name="P1">19512;336</text:p>
      <text:p text:style-name="P1">19726;334</text:p>
      <text:p text:style-name="P1">19938;334</text:p>
      <text:p text:style-name="P1">20151;333</text:p>
      <text:p text:style-name="P1">20364;333</text:p>
      <text:p text:style-name="P1">20576;332</text:p>
      <text:p text:style-name="P1">20788;331</text:p>
      <text:p text:style-name="P1">21000;330</text:p>
      <text:p text:style-name="P1"><text:soft-page-break/>21212;330</text:p>
      <text:p text:style-name="P1">21424;330</text:p>
      <text:p text:style-name="P1">21636;329</text:p>
      <text:p text:style-name="P1">21847;330</text:p>
      <text:p text:style-name="P1">22059;329</text:p>
      <text:p text:style-name="P1">22269;329</text:p>
      <text:p text:style-name="P1">22481;327</text:p>
      <text:p text:style-name="P1">22692;327</text:p>
      <text:p text:style-name="P1">22903;327</text:p>
      <text:p text:style-name="P1">23114;325</text:p>
      <text:p text:style-name="P1">23324;325</text:p>
      <text:p text:style-name="P1">23535;324</text:p>
      <text:p text:style-name="P1">23745;323</text:p>
      <text:p text:style-name="P1">23954;323</text:p>
      <text:p text:style-name="P1">24164;323</text:p>
      <text:p text:style-name="P1">24374;322</text:p>
      <text:p text:style-name="P1">24583;322</text:p>
      <text:p text:style-name="P1">24793;321</text:p>
      <text:p text:style-name="P1">25001;321</text:p>
      <text:p text:style-name="P1">25210;319</text:p>
      <text:p text:style-name="P1">25410;319</text:p>
      <text:p text:style-name="P1">25601;320</text:p>
      <text:p text:style-name="P1">25809;319</text:p>
      <text:p text:style-name="P1">26018;319</text:p>
      <text:p text:style-name="P1">26226;318</text:p>
      <text:p text:style-name="P1">26435;318</text:p>
      <text:p text:style-name="P1">26643;315</text:p>
      <text:p text:style-name="P1">26851;313</text:p>
      <text:p text:style-name="P1">27058;313</text:p>
      <text:p text:style-name="P1">27264;313</text:p>
      <text:p text:style-name="P1">27470;314</text:p>
      <text:p text:style-name="P1">27677;313</text:p>
      <text:p text:style-name="P1">27884;312</text:p>
      <text:p text:style-name="P1">28091;311</text:p>
      <text:p text:style-name="P1">28297;310</text:p>
      <text:p text:style-name="P1">28503;309</text:p>
      <text:p text:style-name="P1">28708;309</text:p>
      <text:p text:style-name="P1">28913;308</text:p>
      <text:p text:style-name="P1">29119;306</text:p>
      <text:p text:style-name="P1">29324;305</text:p>
      <text:p text:style-name="P1">29529;304</text:p>
      <text:p text:style-name="P1">29732;305</text:p>
      <text:p text:style-name="P1">29936;303</text:p>
      <text:p text:style-name="P1">30140;301</text:p>
      <text:p text:style-name="P1">30344;301</text:p>
      <text:p text:style-name="P1">30547;301</text:p>
      <text:p text:style-name="P1">30750;301</text:p>
      <text:p text:style-name="P1">30954;301</text:p>
      <text:p text:style-name="P1">31157;301</text:p>
      <text:p text:style-name="P1">31361;301</text:p>
      <text:p text:style-name="P1">31564;302</text:p>
      <text:p text:style-name="P1">31767;302</text:p>
      <text:p text:style-name="P1"><text:soft-page-break/>31971;301</text:p>
      <text:p text:style-name="P1">32175;301</text:p>
      <text:p text:style-name="P1">32377;301</text:p>
      <text:p text:style-name="P1">32581;301</text:p>
      <text:p text:style-name="P1">32784;301</text:p>
      <text:p text:style-name="P1">32988;301</text:p>
      <text:p text:style-name="P1">33190;301</text:p>
      <text:p text:style-name="P1">33394;301</text:p>
      <text:p text:style-name="P1">33598;301</text:p>
      <text:p text:style-name="P1">33801;301</text:p>
      <text:p text:style-name="P1">34004;301</text:p>
      <text:p text:style-name="P1">34207;301</text:p>
      <text:p text:style-name="P1">34411;301</text:p>
      <text:p text:style-name="P1">34614;300</text:p>
      <text:p text:style-name="P1">34818;301</text:p>
      <text:p text:style-name="P1">35020;300</text:p>
      <text:p text:style-name="P1">35223;301</text:p>
      <text:p text:style-name="P1">35427;301</text:p>
      <text:p text:style-name="P1">35630;301</text:p>
      <text:p text:style-name="P1">35833;301</text:p>
      <text:p text:style-name="P1">36037;301</text:p>
      <text:p text:style-name="P1">36240;301</text:p>
      <text:p text:style-name="P1">36443;301</text:p>
      <text:p text:style-name="P1">36646;301</text:p>
      <text:p text:style-name="P1">36849;301</text:p>
      <text:p text:style-name="P1">37053;301</text:p>
      <text:p text:style-name="P1">37256;301</text:p>
      <text:p text:style-name="P1">37459;302</text:p>
      <text:p text:style-name="P1">37662;301</text:p>
      <text:p text:style-name="P1">37866;301</text:p>
      <text:p text:style-name="P1">38069;300</text:p>
      <text:p text:style-name="P1">38273;299</text:p>
      <text:p text:style-name="P1">38474;297</text:p>
      <text:p text:style-name="P1">38677;297</text:p>
      <text:p text:style-name="P1">38879;296</text:p>
      <text:p text:style-name="P1">39080;296</text:p>
      <text:p text:style-name="P1">39282;296</text:p>
      <text:p text:style-name="P1">39484;297</text:p>
      <text:p text:style-name="P1">39686;296</text:p>
      <text:p text:style-name="P1">39887;295</text:p>
      <text:p text:style-name="P1">40089;293</text:p>
      <text:p text:style-name="P1">40270;291</text:p>
      <text:p text:style-name="P1">40442;291</text:p>
      <text:p text:style-name="P1">40613;291</text:p>
      <text:p text:style-name="P1">40814;291</text:p>
      <text:p text:style-name="P1">41014;290</text:p>
      <text:p text:style-name="P1">41214;290</text:p>
      <text:p text:style-name="P1">41414;289</text:p>
      <text:p text:style-name="P1">41614;288</text:p>
      <text:p text:style-name="P1">41814;286</text:p>
      <text:p text:style-name="P1">42003;286</text:p>
      <text:p text:style-name="P1">42202;282</text:p>
      <text:p text:style-name="P1"><text:soft-page-break/>42399;281</text:p>
      <text:p text:style-name="P1">42597;281</text:p>
      <text:p text:style-name="P1">42795;279</text:p>
      <text:p text:style-name="P1">42991;277</text:p>
      <text:p text:style-name="P1">43188;278</text:p>
      <text:p text:style-name="P1">43384;277</text:p>
      <text:p text:style-name="P1">43581;276</text:p>
      <text:p text:style-name="P1">43777;275</text:p>
      <text:p text:style-name="P1">43972;274</text:p>
      <text:p text:style-name="P1">44168;274</text:p>
      <text:p text:style-name="P1">44363;271</text:p>
      <text:p text:style-name="P1">44558;271</text:p>
      <text:p text:style-name="P1">44752;271</text:p>
      <text:p text:style-name="P1">44937;270</text:p>
      <text:p text:style-name="P1">45131;270</text:p>
      <text:p text:style-name="P1">45297;270</text:p>
      <text:p text:style-name="P1">45481;271</text:p>
      <text:p text:style-name="P1">45667;271</text:p>
      <text:p text:style-name="P1">45853;270</text:p>
      <text:p text:style-name="P1">46022;271</text:p>
      <text:p text:style-name="P1">46209;131</text:p>
      <text:p text:style-name="P1">46370;137</text:p>
      <text:p text:style-name="P1">46533;271</text:p>
      <text:p text:style-name="P1">46712;137</text:p>
      <text:p text:style-name="P1">46868;137</text:p>
      <text:p text:style-name="P1">47024;271</text:p>
      <text:p text:style-name="P1">47203;271</text:p>
      <text:p text:style-name="P1">47390;271</text:p>
      <text:p text:style-name="P1">47569;271</text:p>
      <text:p text:style-name="P1">47750;271</text:p>
      <text:p text:style-name="P1">47936;140</text:p>
      <text:p text:style-name="P1">48101;138</text:p>
      <text:p text:style-name="P1">48257;138</text:p>
      <text:p text:style-name="P1">48412;138</text:p>
      <text:p text:style-name="P1">48568;136</text:p>
      <text:p text:style-name="P1">48720;109</text:p>
      <text:p text:style-name="P1">48869;133</text:p>
      <text:p text:style-name="P1">49018;128</text:p>
      <text:p text:style-name="P1">49171;118</text:p>
      <text:p text:style-name="P1">49321;119</text:p>
      <text:p text:style-name="P1">49469;118</text:p>
      <text:p text:style-name="P1">49617;117</text:p>
      <text:p text:style-name="P1">49766;118</text:p>
      <text:p text:style-name="P1">49913;117</text:p>
      <text:p text:style-name="P1">50062;118</text:p>
      <text:p text:style-name="P1">50208;117</text:p>
      <text:p text:style-name="P1">50359;117</text:p>
      <text:p text:style-name="P1">50505;118</text:p>
      <text:p text:style-name="P1">50655;117</text:p>
      <text:p text:style-name="P1">50802;117</text:p>
      <text:p text:style-name="P1">50949;118</text:p>
      <text:p text:style-name="P1">51097;118</text:p>
      <text:p text:style-name="P1"><text:soft-page-break/>51247;118</text:p>
      <text:p text:style-name="P1">51396;118</text:p>
      <text:p text:style-name="P1">51544;117</text:p>
      <text:p text:style-name="P1">51693;116</text:p>
      <text:p text:style-name="P1">51838;117</text:p>
      <text:p text:style-name="P1">51987;109</text:p>
      <text:p text:style-name="P1">52132;118</text:p>
      <text:p text:style-name="P1">52280;118</text:p>
      <text:p text:style-name="P1">52429;116</text:p>
      <text:p text:style-name="P1">52577;137</text:p>
      <text:p text:style-name="P1">52728;137</text:p>
      <text:p text:style-name="P1">52885;137</text:p>
      <text:p text:style-name="P1">53041;140</text:p>
      <text:p text:style-name="P1">53204;270</text:p>
      <text:p text:style-name="P1">53384;270</text:p>
      <text:p text:style-name="P1">53578;270</text:p>
      <text:p text:style-name="P1">53772;270</text:p>
      <text:p text:style-name="P1">53966;270</text:p>
      <text:p text:style-name="P1">54161;272</text:p>
      <text:p text:style-name="P1">54355;270</text:p>
      <text:p text:style-name="P1">54550;270</text:p>
      <text:p text:style-name="P1">54744;270</text:p>
      <text:p text:style-name="P1">54938;270</text:p>
      <text:p text:style-name="P1">55133;268</text:p>
      <text:p text:style-name="P1">55326;266</text:p>
      <text:p text:style-name="P1">55519;264</text:p>
      <text:p text:style-name="P1">55711;264</text:p>
      <text:p text:style-name="P1">55904;263</text:p>
      <text:p text:style-name="P1">56096;262</text:p>
      <text:p text:style-name="P1">56288;262</text:p>
      <text:p text:style-name="P1">56480;262</text:p>
      <text:p text:style-name="P1">56672;261</text:p>
      <text:p text:style-name="P1">56863;259</text:p>
      <text:p text:style-name="P1">57055;258</text:p>
      <text:p text:style-name="P1">57245;257</text:p>
      <text:p text:style-name="P1">57436;255</text:p>
      <text:p text:style-name="P1">57625;254</text:p>
      <text:p text:style-name="P1">57815;252</text:p>
      <text:p text:style-name="P1">58004;250</text:p>
      <text:p text:style-name="P1">58192;250</text:p>
      <text:p text:style-name="P1">58381;249</text:p>
      <text:p text:style-name="P1">58569;247</text:p>
      <text:p text:style-name="P1">58757;246</text:p>
      <text:p text:style-name="P1">58944;245</text:p>
      <text:p text:style-name="P1">59131;243</text:p>
      <text:p text:style-name="P1">59318;243</text:p>
      <text:p text:style-name="P1">59504;242</text:p>
      <text:p text:style-name="P1">59689;240</text:p>
      <text:p text:style-name="P1">59876;238</text:p>
      <text:p text:style-name="P1">60060;237</text:p>
      <text:p text:style-name="P1">60246;236</text:p>
      <text:p text:style-name="P1">60430;233</text:p>
      <text:p text:style-name="P1"><text:soft-page-break/>60613;230</text:p>
      <text:p text:style-name="P1">60795;230</text:p>
      <text:p text:style-name="P1">60979;227</text:p>
      <text:p text:style-name="P1">61160;225</text:p>
      <text:p text:style-name="P1">61341;221</text:p>
      <text:p text:style-name="P1">61521;219</text:p>
      <text:p text:style-name="P1">61701;219</text:p>
      <text:p text:style-name="P1">61880;218</text:p>
      <text:p text:style-name="P1">62059;217</text:p>
      <text:p text:style-name="P1">62238;213</text:p>
      <text:p text:style-name="P1">62415;212</text:p>
      <text:p text:style-name="P1">62594;211</text:p>
      <text:p text:style-name="P1">62770;209</text:p>
      <text:p text:style-name="P1">62947;208</text:p>
      <text:p text:style-name="P1">63123;209</text:p>
      <text:p text:style-name="P1">63299;208</text:p>
      <text:p text:style-name="P1">63476;208</text:p>
      <text:p text:style-name="P1">63652;209</text:p>
      <text:p text:style-name="P1">63828;209</text:p>
      <text:p text:style-name="P1">64006;209</text:p>
      <text:p text:style-name="P1">64182;208</text:p>
      <text:p text:style-name="P1">64358;209</text:p>
      <text:p text:style-name="P1">64535;209</text:p>
      <text:p text:style-name="P1">64711;209</text:p>
      <text:p text:style-name="P1">64887;209</text:p>
      <text:p text:style-name="P1">65064;208</text:p>
      <text:p text:style-name="P1">65241;209</text:p>
      <text:p text:style-name="P1">65417;209</text:p>
      <text:p text:style-name="P1">65594;208</text:p>
      <text:p text:style-name="P1">65770;206</text:p>
      <text:p text:style-name="P1">65945;204</text:p>
      <text:p text:style-name="P1">66120;204</text:p>
      <text:p text:style-name="P1">66295;203</text:p>
      <text:p text:style-name="P1">66470;201</text:p>
      <text:p text:style-name="P1">66644;199</text:p>
      <text:p text:style-name="P1">66818;197</text:p>
      <text:p text:style-name="P1">66991;195</text:p>
      <text:p text:style-name="P1">67164;194</text:p>
      <text:p text:style-name="P1">67336;193</text:p>
      <text:p text:style-name="P1">67508;191</text:p>
      <text:p text:style-name="P1">67679;191</text:p>
      <text:p text:style-name="P1">67850;191</text:p>
      <text:p text:style-name="P1">68022;191</text:p>
      <text:p text:style-name="P1">68193;192</text:p>
      <text:p text:style-name="P1">68365;-1</text:p>
      <text:p text:style-name="P1">68577;-1</text:p>
      <text:p text:style-name="P1">68783;-1</text:p>
      <text:p text:style-name="P1">68939;93</text:p>
      <text:p text:style-name="P1">69089;215</text:p>
      <text:p text:style-name="P1">69245;87</text:p>
      <text:p text:style-name="P1">69388;106</text:p>
      <text:p text:style-name="P1">69532;215</text:p>
      <text:p text:style-name="P1"><text:soft-page-break/>69698;98</text:p>
      <text:p text:style-name="P1">69849;92</text:p>
      <text:p text:style-name="P1">69991;95</text:p>
      <text:p text:style-name="P1">70134;91</text:p>
      <text:p text:style-name="P1">70337;-1</text:p>
      <text:p text:style-name="P1">70543;-1</text:p>
      <text:p text:style-name="P1">70704;190</text:p>
      <text:p text:style-name="P1">70875;188</text:p>
      <text:p text:style-name="P1">71045;188</text:p>
      <text:p text:style-name="P1">71216;187</text:p>
      <text:p text:style-name="P1">71386;187</text:p>
      <text:p text:style-name="P1">71556;186</text:p>
      <text:p text:style-name="P1">71726;184</text:p>
      <text:p text:style-name="P1">71896;182</text:p>
      <text:p text:style-name="P1">72064;180</text:p>
      <text:p text:style-name="P1">72231;179</text:p>
      <text:p text:style-name="P1">72399;179</text:p>
      <text:p text:style-name="P1">72567;178</text:p>
      <text:p text:style-name="P1">72735;177</text:p>
      <text:p text:style-name="P1">72902;175</text:p>
      <text:p text:style-name="P1">73069;174</text:p>
      <text:p text:style-name="P1">73236;174</text:p>
      <text:p text:style-name="P1">73402;172</text:p>
      <text:p text:style-name="P1">73568;171</text:p>
      <text:p text:style-name="P1">73734;171</text:p>
      <text:p text:style-name="P1">73899;169</text:p>
      <text:p text:style-name="P1">74063;168</text:p>
      <text:p text:style-name="P1">74228;167</text:p>
      <text:p text:style-name="P1">74393;166</text:p>
      <text:p text:style-name="P1">74557;164</text:p>
      <text:p text:style-name="P1">74720;162</text:p>
      <text:p text:style-name="P1">74884;162</text:p>
      <text:p text:style-name="P1">75046;160</text:p>
      <text:p text:style-name="P1">75208;159</text:p>
      <text:p text:style-name="P1">75371;158</text:p>
      <text:p text:style-name="P1">75533;157</text:p>
      <text:p text:style-name="P1">75694;157</text:p>
      <text:p text:style-name="P1">75855;155</text:p>
      <text:p text:style-name="P1">76016;153</text:p>
      <text:p text:style-name="P1">76177;152</text:p>
      <text:p text:style-name="P1">76337;150</text:p>
      <text:p text:style-name="P1">76496;150</text:p>
      <text:p text:style-name="P1">76656;149</text:p>
      <text:p text:style-name="P1">76815;148</text:p>
      <text:p text:style-name="P1">76974;147</text:p>
      <text:p text:style-name="P1">77132;147</text:p>
      <text:p text:style-name="P1">77291;146</text:p>
      <text:p text:style-name="P1">77450;145</text:p>
      <text:p text:style-name="P1">77607;144</text:p>
      <text:p text:style-name="P1">77765;142</text:p>
      <text:p text:style-name="P1">77922;141</text:p>
      <text:p text:style-name="P1">78078;140</text:p>
      <text:p text:style-name="P1"><text:soft-page-break/>78235;138</text:p>
      <text:p text:style-name="P1">78391;137</text:p>
      <text:p text:style-name="P1">78546;136</text:p>
      <text:p text:style-name="P1">78702;134</text:p>
      <text:p text:style-name="P1">78857;134</text:p>
      <text:p text:style-name="P1">79011;134</text:p>
      <text:p text:style-name="P1">79166;132</text:p>
      <text:p text:style-name="P1">79321;131</text:p>
      <text:p text:style-name="P1">79474;129</text:p>
      <text:p text:style-name="P1">79628;129</text:p>
      <text:p text:style-name="P1">79781;127</text:p>
      <text:p text:style-name="P1">79934;125</text:p>
      <text:p text:style-name="P1">80086;122</text:p>
      <text:p text:style-name="P1">80237;118</text:p>
      <text:p text:style-name="P1">80388;118</text:p>
      <text:p text:style-name="P1">80537;118</text:p>
      <text:p text:style-name="P1">80688;118</text:p>
      <text:p text:style-name="P1">80838;118</text:p>
      <text:p text:style-name="P1">80988;118</text:p>
      <text:p text:style-name="P1">81138;117</text:p>
      <text:p text:style-name="P1">81288;116</text:p>
      <text:p text:style-name="P1">81437;114</text:p>
      <text:p text:style-name="P1">81587;111</text:p>
      <text:p text:style-name="P1">81734;108</text:p>
      <text:p text:style-name="P1">81882;105</text:p>
      <text:p text:style-name="P1">82028;103</text:p>
      <text:p text:style-name="P1">82173;101</text:p>
      <text:p text:style-name="P1">82319;98</text:p>
      <text:p text:style-name="P1">82463;96</text:p>
      <text:p text:style-name="P1">82607;95</text:p>
      <text:p text:style-name="P1">82750;93</text:p>
      <text:p text:style-name="P1">82892;90</text:p>
      <text:p text:style-name="P1">83035;87</text:p>
      <text:p text:style-name="P1">83175;84</text:p>
      <text:p text:style-name="P1">83315;82</text:p>
      <text:p text:style-name="P1">83456;82</text:p>
      <text:p text:style-name="P1">83595;82</text:p>
      <text:p text:style-name="P1">83735;82</text:p>
      <text:p text:style-name="P1">83874;82</text:p>
      <text:p text:style-name="P1">84014;81</text:p>
      <text:p text:style-name="P1">84154;81</text:p>
      <text:p text:style-name="P1">84292;80</text:p>
      <text:p text:style-name="P1">84431;79</text:p>
      <text:p text:style-name="P1">84571;78</text:p>
      <text:p text:style-name="P1">84709;78</text:p>
      <text:p text:style-name="P1">84847;78</text:p>
      <text:p text:style-name="P1">84986;77</text:p>
      <text:p text:style-name="P1">85125;75</text:p>
      <text:p text:style-name="P1">85262;75</text:p>
      <text:p text:style-name="P1">85400;74</text:p>
      <text:p text:style-name="P1">85537;73</text:p>
      <text:p text:style-name="P1">85673;71</text:p>
      <text:p text:style-name="P1"><text:soft-page-break/>85810;70</text:p>
      <text:p text:style-name="P1">85946;69</text:p>
      <text:p text:style-name="P1">86082;68</text:p>
      <text:p text:style-name="P1">86217;70</text:p>
      <text:p text:style-name="P1">86353;67</text:p>
      <text:p text:style-name="P1">86489;63</text:p>
      <text:p text:style-name="P1">86623;61</text:p>
      <text:p text:style-name="P1">86756;59</text:p>
      <text:p text:style-name="P1">86889;57</text:p>
      <text:p text:style-name="P1">87021;55</text:p>
      <text:p text:style-name="P1">87153;53</text:p>
      <text:p text:style-name="P1">87284;51</text:p>
      <text:p text:style-name="P1">87414;47</text:p>
      <text:p text:style-name="P1">87544;45</text:p>
      <text:p text:style-name="P1">87673;44</text:p>
      <text:p text:style-name="P1">87801;44</text:p>
      <text:p text:style-name="P1">87930;43</text:p>
      <text:p text:style-name="P1">88059;43</text:p>
      <text:p text:style-name="P1">88187;42</text:p>
      <text:p text:style-name="P1">88315;41</text:p>
      <text:p text:style-name="P1">88443;40</text:p>
      <text:p text:style-name="P1">88570;40</text:p>
      <text:p text:style-name="P1">88698;40</text:p>
      <text:p text:style-name="P1">88825;40</text:p>
      <text:p text:style-name="P1">88953;42</text:p>
      <text:p text:style-name="P1">89081;-1</text:p>
      <text:p text:style-name="P1">89288;55</text:p>
      <text:p text:style-name="P1">89434;112</text:p>
      <text:p text:style-name="P1">89633;-1</text:p>
      <text:p text:style-name="P1">89794;84</text:p>
      <text:p text:style-name="P1">89933;-1</text:p>
      <text:p text:style-name="P1">90139;-1</text:p>
      <text:p text:style-name="P1">90345;-1</text:p>
      <text:p text:style-name="P1">90499;-1</text:p>
      <text:p text:style-name="P1">90708;-1</text:p>
      <text:p text:style-name="P1">90911;-1</text:p>
      <text:p text:style-name="P1">91114;-1</text:p>
      <text:p text:style-name="P1">91276;-1</text:p>
      <text:p text:style-name="P1">91478;224</text:p>
      <text:p text:style-name="P1">91640;224</text:p>
      <text:p text:style-name="P1">91821;224</text:p>
      <text:p text:style-name="P1">92039;-1</text:p>
      <text:p text:style-name="P1">92243;-1</text:p>
      <text:p text:style-name="P1">92404;-1</text:p>
      <text:p text:style-name="P1">92608;105</text:p>
      <text:p text:style-name="P1">92759;-1</text:p>
      <text:p text:style-name="P1">92967;40</text:p>
      <text:p text:style-name="P1">93103;39</text:p>
      <text:p text:style-name="P1">93230;39</text:p>
      <text:p text:style-name="P1">93357;38</text:p>
      <text:p text:style-name="P1">93484;38</text:p>
      <text:p text:style-name="P1">93611;38</text:p>
      <text:p text:style-name="P1"><text:soft-page-break/>93737;39</text:p>
      <text:p text:style-name="P1">93864;38</text:p>
      <text:p text:style-name="P1">93991;38</text:p>
      <text:p text:style-name="P1">94118;37</text:p>
      <text:p text:style-name="P1">94244;37</text:p>
      <text:p text:style-name="P1">94371;36</text:p>
      <text:p text:style-name="P1">94497;35</text:p>
      <text:p text:style-name="P1">94624;36</text:p>
      <text:p text:style-name="P1">94750;34</text:p>
      <text:p text:style-name="P1">94876;34</text:p>
      <text:p text:style-name="P1">95002;34</text:p>
      <text:p text:style-name="P1">95127;34</text:p>
      <text:p text:style-name="P1">95253;33</text:p>
      <text:p text:style-name="P1">95379;32</text:p>
      <text:p text:style-name="P1">95504;29</text:p>
      <text:p text:style-name="P1">95628;28</text:p>
      <text:p text:style-name="P1">95752;25</text:p>
      <text:p text:style-name="P1">95875;24</text:p>
      <text:p text:style-name="P1">95997;22</text:p>
      <text:p text:style-name="P1">96119;21</text:p>
      <text:p text:style-name="P1">96241;19</text:p>
      <text:p text:style-name="P1">96363;18</text:p>
      <text:p text:style-name="P1">96484;17</text:p>
      <text:p text:style-name="P1">96605;15</text:p>
      <text:p text:style-name="P1">96726;15</text:p>
      <text:p text:style-name="P1">96845;13</text:p>
      <text:p text:style-name="P1">96965;12</text:p>
      <text:p text:style-name="P1">97084;11</text:p>
      <text:p text:style-name="P1">97203;10</text:p>
      <text:p text:style-name="P1">97321;9</text:p>
      <text:p text:style-name="P1">97440;8</text:p>
      <text:p text:style-name="P1">97558;7</text:p>
      <text:p text:style-name="P1">97676;7</text:p>
      <text:p text:style-name="P1">97794;7</text:p>
      <text:p text:style-name="P1">97911;6</text:p>
      <text:p text:style-name="P1">98029;6</text:p>
      <text:p text:style-name="P1">98147;6</text:p>
      <text:p text:style-name="P1">98264;6</text:p>
      <text:p text:style-name="P1">98381;6</text:p>
      <text:p text:style-name="P1">98499;6</text:p>
      <text:p text:style-name="P1">98617;6</text:p>
      <text:p text:style-name="P1">98735;6</text:p>
      <text:p text:style-name="P1">98851;6</text:p>
      <text:p text:style-name="P1">98969;6</text:p>
      <text:p text:style-name="P1">99087;6</text:p>
      <text:p text:style-name="P1">99204;6</text:p>
      <text:p text:style-name="P1">99321;6</text:p>
      <text:p text:style-name="P1">99439;6</text:p>
      <text:p text:style-name="P1">99557;6</text:p>
      <text:p text:style-name="P1">99674;6</text:p>
      <text:p text:style-name="P1">99791;6</text:p>
      <text:p text:style-name="P1">99909;6</text:p>
      <text:p text:style-name="P1"><text:soft-page-break/>100027;6</text:p>
      <text:p text:style-name="P1">100145;6</text:p>
      <text:p text:style-name="P1">100261;6</text:p>
      <text:p text:style-name="P1">100379;6</text:p>
      <text:p text:style-name="P1">100497;6</text:p>
      <text:p text:style-name="P1">100615;6</text:p>
      <text:p text:style-name="P1">100732;6</text:p>
      <text:p text:style-name="P1">100850;6</text:p>
      <text:p text:style-name="P1">100968;6</text:p>
      <text:p text:style-name="P1">101086;6</text:p>
      <text:p text:style-name="P1">101203;6</text:p>
      <text:p text:style-name="P1">101321;6</text:p>
      <text:p text:style-name="P1">101439;6</text:p>
      <text:p text:style-name="P1">101556;6</text:p>
      <text:p text:style-name="P1">101673;6</text:p>
      <text:p text:style-name="P1">101791;6</text:p>
      <text:p text:style-name="P1">101909;6</text:p>
      <text:p text:style-name="P1">102027;6</text:p>
      <text:p text:style-name="P1">102145;6</text:p>
      <text:p text:style-name="P1">102262;6</text:p>
      <text:p text:style-name="P1">102380;6</text:p>
      <text:p text:style-name="P1">102498;6</text:p>
      <text:p text:style-name="P1">102616;6</text:p>
      <text:p text:style-name="P1">102733;6</text:p>
      <text:p text:style-name="P1">102851;6</text:p>
      <text:p text:style-name="P1">102969;6</text:p>
      <text:p text:style-name="P1">103087;6</text:p>
      <text:p text:style-name="P1">103204;6</text:p>
      <text:p text:style-name="P1">103322;6</text:p>
      <text:p text:style-name="P1">103440;6</text:p>
      <text:p text:style-name="P1">103557;6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20:12:49.799338099</meta:creation-date>
    <dc:date>2018-06-22T20:13:21.935757961</dc:date>
    <meta:editing-duration>PT32S</meta:editing-duration>
    <meta:editing-cycles>1</meta:editing-cycles>
    <meta:document-statistic meta:table-count="0" meta:image-count="0" meta:object-count="0" meta:page-count="12" meta:paragraph-count="603" meta:word-count="603" meta:character-count="5151" meta:non-whitespace-character-count="5150"/>
    <meta:generator>LibreOffice/5.1.6.2$Linux_X86_64 LibreOffice_project/10m0$Build-2</meta:generator>
  </office:meta>
</office:document-meta>
</file>